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342b" officeooo:paragraph-rsid="000d342b"/>
    </style:style>
    <style:style style:name="P2" style:family="paragraph" style:parent-style-name="Standard">
      <style:text-properties officeooo:rsid="000e4a5a" officeooo:paragraph-rsid="000e4a5a"/>
    </style:style>
    <style:style style:name="P3" style:family="paragraph" style:parent-style-name="Standard">
      <style:text-properties officeooo:rsid="001131d1" officeooo:paragraph-rsid="001131d1"/>
    </style:style>
    <style:style style:name="P4" style:family="paragraph" style:parent-style-name="Standard" style:list-style-name="L1">
      <style:text-properties officeooo:rsid="001131d1" officeooo:paragraph-rsid="001131d1"/>
    </style:style>
    <style:style style:name="P5" style:family="paragraph" style:parent-style-name="Standard" style:list-style-name="L1">
      <style:text-properties officeooo:rsid="00151608" officeooo:paragraph-rsid="00151608"/>
    </style:style>
    <style:style style:name="P6" style:family="paragraph" style:parent-style-name="Standard">
      <style:text-properties officeooo:rsid="00151608" officeooo:paragraph-rsid="00151608"/>
    </style:style>
    <style:style style:name="T1" style:family="text">
      <style:text-properties officeooo:rsid="000df17d"/>
    </style:style>
    <style:style style:name="T2" style:family="text">
      <style:text-properties officeooo:rsid="001025c9"/>
    </style:style>
    <style:style style:name="T3" style:family="text">
      <style:text-properties officeooo:rsid="0010d2a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prepared 2 folders, one for each class, <text:span text:style-name="T1">in the </text:span><text:span text:style-name="T3">preprocessing </text:span><text:span text:style-name="T1">code </text:span><text:span text:style-name="T3">we read each doc in each folder into a dataframe and labeled </text:span><text:span text:style-name="T1">political bias docs </text:span><text:span text:style-name="T3">as</text:span><text:span text:style-name="T1"> “</text:span><text:span text:style-name="T2">poli”</text:span><text:span text:style-name="T1"> and news fairness docs </text:span><text:span text:style-name="T3">as</text:span><text:span text:style-name="T1"> “</text:span><text:span text:style-name="T2">news”</text:span>.</text:p>
      <text:p text:style-name="P2">All the tokenization and stopwords removal is done inside TfidfVectorizer</text:p>
      <text:p text:style-name="P3">Our pipelines consisted of:</text:p>
      <text:list text:style-name="L1">
        <text:list-item>
          <text:p text:style-name="P4">TfidfVectorizer set to the “english” stopwords removal of sklearn</text:p>
        </text:list-item>
        <text:list-item>
          <text:p text:style-name="P5">One of the classifiers: MultinomialNB, SGD, Kneighbors, RandomForest</text:p>
        </text:list-item>
      </text:list>
      <text:p text:style-name="P6">We performed 10-fold validation on each of the classifiers and got the following average scores:</text:p>
      <text:p text:style-name="P6">MultinomialNB: 90.8%, SGD: 94%, Kneighbours: 92.9%, RandomForest: 88%.</text:p>
      <text:p text:style-name="P6">Looking at the misclassified documents, we can see that..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8:07:22.486065832</meta:creation-date>
    <dc:date>2024-04-07T20:37:46.366333702</dc:date>
    <meta:editing-duration>PT2H9M17S</meta:editing-duration>
    <meta:editing-cycles>7</meta:editing-cycles>
    <meta:generator>LibreOffice/24.2.2.2$Linux_X86_64 LibreOffice_project/a7b2f24c2ed9bf29ab9f41c0aa22edaed88781c9</meta:generator>
    <meta:document-statistic meta:table-count="0" meta:image-count="0" meta:object-count="0" meta:page-count="1" meta:paragraph-count="8" meta:word-count="100" meta:character-count="654" meta:non-whitespace-character-count="564"/>
  </office:meta>
</office:document-meta>
</file>